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oints à Revoir :</text:span><text:span text:style-name="T2"/></text:p>
      <text:p text:style-name="P1"><text:span text:style-name="T3"/></text:p>
      <text:p text:style-name="P1"><text:span text:style-name="T4">Dans Visualisation Média:</text:span><text:span text:style-name="T5"/></text:p>
      <text:p text:style-name="P1"><text:span text:style-name="T6">La partie Emprunt ne devrait pas être visible lorsque le media est emprunté</text:span></text:p>
      <text:p text:style-name="P1"><text:span text:style-name="T6">Si le<text:s/></text:span><text:span text:style-name="T7">nom<text:s/></text:span><text:span text:style-name="T8">de l'emprunteur "toto" existe 2 fois , (</text:span><text:span text:style-name="T9">prenom1<text:s/></text:span><text:span text:style-name="T10">titi,</text:span><text:span text:style-name="T11">prenom2<text:s/></text:span><text:span text:style-name="T12">popo,<text:s/></text:span><text:span text:style-name="T13">prenom3<text:s/></text:span><text:span text:style-name="T14">gogo) il prend le dernier créé : gogo</text:span></text:p>
      <text:p text:style-name="P1"><text:span text:style-name="T14">Il faudrait afficher une liste des differents prenom=toto qui existe en dessous pour que l'utilisateur choisisse, avec comme info le prenom et le code postal.</text:span></text:p>
      <text:p text:style-name="P1"><text:span text:style-name="T15">Adherent visualisation :</text:span></text:p>
      <text:p text:style-name="P1"><text:span text:style-name="T16">Un livre deja emprunté peut etre emprunté alors qu'il n'est pas disponible ..</text:span></text:p>
      <text:p text:style-name="P1"><text:span text:style-name="T17">Recherche Média et Adherents :</text:span><text:span text:style-name="T18"/></text:p>
      <text:p text:style-name="P1"><text:span text:style-name="T18">Lorsque aucun résultat ne revient : mettre une phrase pour résumer que nous n'avons rien trouvé plutôt qu'un tableau vide.</text:span></text:p>
      <text:p text:style-name="P1"><text:span text:style-name="T18">Les criteres de recherches prennent en compte les Majuscules, ce serait bien que ce ne soit pas le cas.</text:span></text:p>
      <text:p text:style-name="P1"><text:span text:style-name="T19">Ajout Media et Adherents</text:span></text:p>
      <text:p text:style-name="P1"><text:span text:style-name="T20">Supprimer la couleur jaune des champs prérempli</text:span></text:p>
      <text:p text:style-name="P1"><text:span text:style-name="T21">Coté adherents</text:span><text:span text:style-name="T22"/></text:p>
      <text:p text:style-name="P1"><text:span text:style-name="T22">On peut mettre "eazhepazh" pour le montant de cotisation ,ce serait mieux de mettre de type number, avec la devise Euros en dehors de l'input</text:span></text:p>
      <text:p text:style-name="P1"><text:span text:style-name="T22">Le code postal "zerhkoazeioprhzioe" existe, ce serait mieux de mettre de type integer<text:s text:c="2"/>(5 charactere max si possible)</text:span></text:p>
      <text:p text:style-name="P1"><text:span text:style-name="T22"/></text:p>
      <text:p text:style-name="P1"><text:span text:style-name="T23">Derniere info :</text:span></text:p>
      <text:p text:style-name="P1"><text:span text:style-name="T24">Est ce normal que les ajouts et modifications ne soient pas pris en compte lorsque je deco-reconnecte le serveur, le server reset les données , il ne commit pas 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